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6D000001697140863E9DF3A8F7.png" manifest:media-type="image/png"/>
  <manifest:file-entry manifest:full-path="Pictures/10000201000002D0000001ECA674EF9E48DADFD3.png" manifest:media-type="image/png"/>
  <manifest:file-entry manifest:full-path="Pictures/100002010000024D0000016B0DE27B155FE53F42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1bb1f" officeooo:paragraph-rsid="0011bb1f"/>
    </style:style>
    <style:style style:name="P2" style:family="paragraph" style:parent-style-name="Standard">
      <style:paragraph-properties fo:text-align="justify" style:justify-single-word="false"/>
      <style:text-properties officeooo:paragraph-rsid="0035e146"/>
    </style:style>
    <style:style style:name="P3" style:family="paragraph" style:parent-style-name="Standard">
      <style:text-properties fo:font-size="14pt" fo:font-style="normal" officeooo:rsid="00225585" style:font-size-asian="14pt" style:font-style-asian="normal" style:font-size-complex="14pt" style:font-style-complex="normal"/>
    </style:style>
    <style:style style:name="P4" style:family="paragraph" style:parent-style-name="List">
      <style:text-properties officeooo:paragraph-rsid="002adbf2"/>
    </style:style>
    <style:style style:name="P5" style:family="paragraph" style:parent-style-name="List">
      <style:text-properties fo:font-size="14pt" fo:font-style="italic" officeooo:rsid="00259a98" officeooo:paragraph-rsid="002a4a30" style:font-size-asian="14pt" style:font-style-asian="italic" style:font-size-complex="14pt" style:font-style-complex="italic"/>
    </style:style>
    <style:style style:name="P6" style:family="paragraph" style:parent-style-name="List">
      <style:text-properties fo:font-size="14pt" fo:font-style="italic" officeooo:rsid="002adbf2" officeooo:paragraph-rsid="002adbf2" style:font-size-asian="14pt" style:font-style-asian="italic" style:font-size-complex="14pt" style:font-style-complex="italic"/>
    </style:style>
    <style:style style:name="P7" style:family="paragraph" style:parent-style-name="List">
      <style:text-properties fo:font-size="14pt" fo:font-style="normal" officeooo:rsid="00259a98" officeooo:paragraph-rsid="00259a98" style:font-size-asian="14pt" style:font-style-asian="normal" style:font-size-complex="14pt" style:font-style-complex="normal"/>
    </style:style>
    <style:style style:name="P8" style:family="paragraph" style:parent-style-name="List">
      <style:text-properties fo:font-size="14pt" fo:font-style="normal" officeooo:rsid="002adbf2" officeooo:paragraph-rsid="002adbf2" style:font-size-asian="14pt" style:font-style-asian="normal" style:font-size-complex="14pt" style:font-style-complex="normal"/>
    </style:style>
    <style:style style:name="P9" style:family="paragraph" style:parent-style-name="First_20_line_20_indent">
      <style:text-properties fo:font-size="14pt" style:font-size-asian="14pt" style:font-size-complex="14pt"/>
    </style:style>
    <style:style style:name="P10" style:family="paragraph" style:parent-style-name="First_20_line_20_indent">
      <style:text-properties fo:font-size="14pt" officeooo:paragraph-rsid="00225585" style:font-size-asian="14pt" style:font-size-complex="14pt"/>
    </style:style>
    <style:style style:name="P11" style:family="paragraph" style:parent-style-name="First_20_line_20_indent">
      <style:text-properties fo:font-size="14pt" officeooo:paragraph-rsid="0048a355" style:font-size-asian="14pt" style:font-size-complex="14pt"/>
    </style:style>
    <style:style style:name="P12" style:family="paragraph" style:parent-style-name="First_20_line_20_indent">
      <style:text-properties fo:font-size="14pt" officeooo:paragraph-rsid="004929ad" style:font-size-asian="14pt" style:font-size-complex="14pt"/>
    </style:style>
    <style:style style:name="P13" style:family="paragraph" style:parent-style-name="First_20_line_20_indent">
      <style:text-properties fo:font-size="14pt" officeooo:rsid="00459c77" officeooo:paragraph-rsid="004929ad" style:font-size-asian="14pt" style:font-size-complex="14pt"/>
    </style:style>
    <style:style style:name="P14" style:family="paragraph" style:parent-style-name="First_20_line_20_indent">
      <style:text-properties fo:font-size="14pt" officeooo:rsid="00554755" officeooo:paragraph-rsid="006450ae" style:font-size-asian="14pt" style:font-size-complex="14pt"/>
    </style:style>
    <style:style style:name="P15" style:family="paragraph" style:parent-style-name="First_20_line_20_indent">
      <style:text-properties fo:font-size="14pt" fo:font-style="normal" fo:font-weight="normal" officeooo:rsid="006a2227" officeooo:paragraph-rsid="006a222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First_20_line_20_indent">
      <style:text-properties officeooo:rsid="0034c634" officeooo:paragraph-rsid="0034c634"/>
    </style:style>
    <style:style style:name="P17" style:family="paragraph" style:parent-style-name="First_20_line_20_indent">
      <style:text-properties officeooo:paragraph-rsid="00370e33"/>
    </style:style>
    <style:style style:name="P18" style:family="paragraph" style:parent-style-name="First_20_line_20_indent">
      <style:text-properties officeooo:paragraph-rsid="00404e71"/>
    </style:style>
    <style:style style:name="P19" style:family="paragraph" style:parent-style-name="First_20_line_20_indent">
      <style:text-properties officeooo:rsid="00409d56" officeooo:paragraph-rsid="00409d56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Standard">
      <style:text-properties officeooo:paragraph-rsid="006450ae"/>
    </style:style>
    <style:style style:name="P23" style:family="paragraph" style:parent-style-name="Standard">
      <style:text-properties fo:font-size="14pt" fo:font-style="normal" fo:font-weight="normal" officeooo:rsid="00746d6b" officeooo:paragraph-rsid="00746d6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List" style:list-style-name="L1">
      <style:text-properties fo:font-size="14pt" style:font-size-asian="14pt" style:font-size-complex="14pt"/>
    </style:style>
    <style:style style:name="P25" style:family="paragraph" style:parent-style-name="First_20_line_20_indent" style:list-style-name="L2">
      <style:text-properties officeooo:paragraph-rsid="00409d56"/>
    </style:style>
    <style:style style:name="P26" style:family="paragraph" style:parent-style-name="First_20_line_20_indent" style:list-style-name="L2">
      <style:text-properties officeooo:paragraph-rsid="0042596e"/>
    </style:style>
    <style:style style:name="P27" style:family="paragraph" style:parent-style-name="First_20_line_20_indent">
      <style:text-properties fo:font-size="14pt" style:font-size-asian="14pt" style:font-size-complex="14pt"/>
    </style:style>
    <style:style style:name="P28" style:family="paragraph" style:parent-style-name="First_20_line_20_indent">
      <style:text-properties fo:font-size="14pt" officeooo:rsid="00746d6b" officeooo:paragraph-rsid="00746d6b" style:font-size-asian="14pt" style:font-size-complex="14pt"/>
    </style:style>
    <style:style style:name="P29" style:family="paragraph" style:parent-style-name="First_20_line_20_indent">
      <style:text-properties fo:font-size="14pt" officeooo:rsid="007c921d" officeooo:paragraph-rsid="007c921d" style:font-size-asian="14pt" style:font-size-complex="14pt"/>
    </style:style>
    <style:style style:name="P30" style:family="paragraph" style:parent-style-name="First_20_line_20_indent">
      <style:text-properties fo:font-size="14pt" style:font-size-asian="12.25pt" style:font-size-complex="14pt"/>
    </style:style>
    <style:style style:name="P31" style:family="paragraph" style:parent-style-name="First_20_line_20_indent">
      <style:text-properties fo:font-size="14pt" officeooo:rsid="007c921d" officeooo:paragraph-rsid="007c921d" style:font-size-asian="12.25pt" style:font-size-complex="14pt"/>
    </style:style>
    <style:style style:name="P32" style:family="paragraph" style:parent-style-name="First_20_line_20_indent">
      <style:text-properties fo:font-size="14pt" officeooo:rsid="007e6b80" officeooo:paragraph-rsid="007e6b80" style:font-size-asian="12.25pt" style:font-size-complex="14pt"/>
    </style:style>
    <style:style style:name="P33" style:family="paragraph" style:parent-style-name="First_20_line_20_indent">
      <style:text-properties fo:font-size="14pt" officeooo:rsid="008056bc" officeooo:paragraph-rsid="008056bc" style:font-size-asian="12.25pt" style:font-size-complex="14pt"/>
    </style:style>
    <style:style style:name="P34" style:family="paragraph" style:parent-style-name="First_20_line_20_indent">
      <style:text-properties fo:font-size="14pt" officeooo:rsid="008067c5" officeooo:paragraph-rsid="008067c5" style:font-size-asian="12.25pt" style:font-size-complex="14pt"/>
    </style:style>
    <style:style style:name="P35" style:family="paragraph" style:parent-style-name="First_20_line_20_indent">
      <style:text-properties fo:font-size="14pt" officeooo:rsid="00810445" officeooo:paragraph-rsid="00810445" style:font-size-asian="12.25pt" style:font-size-complex="14pt"/>
    </style:style>
    <style:style style:name="P36" style:family="paragraph" style:parent-style-name="First_20_line_20_indent">
      <style:paragraph-properties fo:text-align="justify" style:justify-single-word="false"/>
      <style:text-properties fo:font-size="14pt" officeooo:rsid="00829be3" officeooo:paragraph-rsid="00829be3" style:font-size-asian="12.25pt" style:font-size-complex="14pt"/>
    </style:style>
    <style:style style:name="P37" style:family="paragraph" style:parent-style-name="First_20_line_20_indent">
      <style:paragraph-properties fo:margin-left="0in" fo:margin-right="0in" fo:text-indent="0in" style:auto-text-indent="false"/>
      <style:text-properties fo:font-size="14pt" officeooo:rsid="007c921d" officeooo:paragraph-rsid="007c921d" style:font-size-asian="14pt" style:font-size-complex="14pt"/>
    </style:style>
    <style:style style:name="P38" style:family="paragraph" style:parent-style-name="Text_20_body_20_indent" style:list-style-name="L1">
      <style:text-properties fo:font-size="14p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197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97f8" style:font-style-asian="italic" style:font-style-complex="italic"/>
    </style:style>
    <style:style style:name="T4" style:family="text">
      <style:text-properties fo:font-style="italic" officeooo:rsid="001ef5dc" style:font-style-asian="italic" style:font-style-complex="italic"/>
    </style:style>
    <style:style style:name="T5" style:family="text">
      <style:text-properties fo:font-style="italic" officeooo:rsid="001253e5" style:font-style-asian="italic" style:font-style-complex="italic"/>
    </style:style>
    <style:style style:name="T6" style:family="text">
      <style:text-properties fo:font-style="italic" officeooo:rsid="006450ae" style:font-style-asian="italic" style:font-style-complex="italic"/>
    </style:style>
    <style:style style:name="T7" style:family="text">
      <style:text-properties fo:font-style="italic" officeooo:rsid="0065d0c1" style:font-style-asian="italic" style:font-style-complex="italic"/>
    </style:style>
    <style:style style:name="T8" style:family="text">
      <style:text-properties fo:font-style="italic" officeooo:rsid="0080163d" style:font-style-asian="italic" style:font-style-complex="italic"/>
    </style:style>
    <style:style style:name="T9" style:family="text">
      <style:text-properties fo:font-style="italic" fo:font-weight="bold" officeooo:rsid="006450a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5d0c1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197f8" style:font-style-asian="normal" style:font-style-complex="normal"/>
    </style:style>
    <style:style style:name="T13" style:family="text">
      <style:text-properties fo:font-style="normal" officeooo:rsid="0011bb1f" style:font-style-asian="normal" style:font-style-complex="normal"/>
    </style:style>
    <style:style style:name="T14" style:family="text">
      <style:text-properties fo:font-style="normal" officeooo:rsid="001253e5" style:font-style-asian="normal" style:font-style-complex="normal"/>
    </style:style>
    <style:style style:name="T15" style:family="text">
      <style:text-properties fo:font-style="normal" officeooo:rsid="00131cc0" style:font-style-asian="normal" style:font-style-complex="normal"/>
    </style:style>
    <style:style style:name="T16" style:family="text">
      <style:text-properties fo:font-style="normal" officeooo:rsid="00147a60" style:font-style-asian="normal" style:font-style-complex="normal"/>
    </style:style>
    <style:style style:name="T17" style:family="text">
      <style:text-properties fo:font-style="normal" officeooo:rsid="00159fb1" style:font-style-asian="normal" style:font-style-complex="normal"/>
    </style:style>
    <style:style style:name="T18" style:family="text">
      <style:text-properties fo:font-style="normal" officeooo:rsid="001763f9" style:font-style-asian="normal" style:font-style-complex="normal"/>
    </style:style>
    <style:style style:name="T19" style:family="text">
      <style:text-properties fo:font-style="normal" officeooo:rsid="0018728d" style:font-style-asian="normal" style:font-style-complex="normal"/>
    </style:style>
    <style:style style:name="T20" style:family="text">
      <style:text-properties fo:font-style="normal" officeooo:rsid="00199fd1" style:font-style-asian="normal" style:font-style-complex="normal"/>
    </style:style>
    <style:style style:name="T21" style:family="text">
      <style:text-properties fo:font-style="normal" officeooo:rsid="001b794d" style:font-style-asian="normal" style:font-style-complex="normal"/>
    </style:style>
    <style:style style:name="T22" style:family="text">
      <style:text-properties fo:font-style="normal" officeooo:rsid="001b7a1e" style:font-style-asian="normal" style:font-style-complex="normal"/>
    </style:style>
    <style:style style:name="T23" style:family="text">
      <style:text-properties fo:font-style="normal" officeooo:rsid="001ef5dc" style:font-style-asian="normal" style:font-style-complex="normal"/>
    </style:style>
    <style:style style:name="T24" style:family="text">
      <style:text-properties fo:font-style="normal" officeooo:rsid="002a9053" style:font-style-asian="normal" style:font-style-complex="normal"/>
    </style:style>
    <style:style style:name="T25" style:family="text">
      <style:text-properties fo:font-style="normal" officeooo:rsid="002adbf2" style:font-style-asian="normal" style:font-style-complex="normal"/>
    </style:style>
    <style:style style:name="T26" style:family="text">
      <style:text-properties fo:font-style="normal" officeooo:rsid="00316f75" style:font-style-asian="normal" style:font-style-complex="normal"/>
    </style:style>
    <style:style style:name="T27" style:family="text">
      <style:text-properties fo:font-style="normal" officeooo:rsid="00325302" style:font-style-asian="normal" style:font-style-complex="normal"/>
    </style:style>
    <style:style style:name="T28" style:family="text">
      <style:text-properties fo:font-style="normal" officeooo:rsid="00328d3f" style:font-style-asian="normal" style:font-style-complex="normal"/>
    </style:style>
    <style:style style:name="T29" style:family="text">
      <style:text-properties fo:font-style="normal" officeooo:rsid="00436164" style:font-style-asian="normal" style:font-style-complex="normal"/>
    </style:style>
    <style:style style:name="T30" style:family="text">
      <style:text-properties fo:font-style="normal" officeooo:rsid="007655b2" style:font-style-asian="normal" style:font-style-complex="normal"/>
    </style:style>
    <style:style style:name="T31" style:family="text">
      <style:text-properties fo:font-style="normal" officeooo:rsid="007737e9" style:font-style-asian="normal" style:font-style-complex="normal"/>
    </style:style>
    <style:style style:name="T32" style:family="text">
      <style:text-properties fo:font-style="normal" officeooo:rsid="0077cb89" style:font-style-asian="normal" style:font-style-complex="normal"/>
    </style:style>
    <style:style style:name="T33" style:family="text">
      <style:text-properties fo:font-style="normal" officeooo:rsid="0079688b" style:font-style-asian="normal" style:font-style-complex="normal"/>
    </style:style>
    <style:style style:name="T34" style:family="text">
      <style:text-properties fo:font-style="normal" officeooo:rsid="0080163d" style:font-style-asian="normal" style:font-style-complex="normal"/>
    </style:style>
    <style:style style:name="T35" style:family="text">
      <style:text-properties fo:font-style="normal" officeooo:rsid="008056bc" style:font-style-asian="normal" style:font-style-complex="normal"/>
    </style:style>
    <style:style style:name="T36" style:family="text">
      <style:text-properties fo:font-style="normal" officeooo:rsid="008067c5" style:font-style-asian="normal" style:font-style-complex="normal"/>
    </style:style>
    <style:style style:name="T37" style:family="text">
      <style:text-properties fo:font-style="normal" officeooo:rsid="001197f8" style:font-size-asian="12.25pt" style:font-style-asian="normal" style:font-style-complex="normal"/>
    </style:style>
    <style:style style:name="T38" style:family="text">
      <style:text-properties fo:font-style="normal" officeooo:rsid="003c9238" style:font-size-asian="12.25pt" style:font-style-asian="normal" style:font-style-complex="normal"/>
    </style:style>
    <style:style style:name="T39" style:family="text">
      <style:text-properties fo:font-style="normal" officeooo:rsid="004929ad" style:font-size-asian="12.25pt" style:font-style-asian="normal" style:font-style-complex="normal"/>
    </style:style>
    <style:style style:name="T40" style:family="text">
      <style:text-properties fo:font-size="14pt" fo:font-style="normal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2adbf2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328d3f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32ce8c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33432c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336e9d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34c634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font-size-asian="12.25pt" style:font-style-asian="normal" style:font-size-complex="14pt" style:font-style-complex="normal"/>
    </style:style>
    <style:style style:name="T48" style:family="text">
      <style:text-properties fo:font-size="14pt" fo:font-style="normal" officeooo:rsid="0035e146" style:font-size-asian="12.25pt" style:font-style-asian="normal" style:font-size-complex="14pt" style:font-style-complex="normal"/>
    </style:style>
    <style:style style:name="T49" style:family="text">
      <style:text-properties fo:font-size="14pt" fo:font-style="normal" officeooo:rsid="0038d257" style:font-size-asian="12.25pt" style:font-style-asian="normal" style:font-size-complex="14pt" style:font-style-complex="normal"/>
    </style:style>
    <style:style style:name="T50" style:family="text">
      <style:text-properties fo:font-size="14pt" fo:font-style="normal" officeooo:rsid="00370e33" style:font-size-asian="12.25pt" style:font-style-asian="normal" style:font-size-complex="14pt" style:font-style-complex="normal"/>
    </style:style>
    <style:style style:name="T51" style:family="text">
      <style:text-properties fo:font-size="14pt" fo:font-style="normal" officeooo:rsid="003b26bd" style:font-size-asian="12.25pt" style:font-style-asian="normal" style:font-size-complex="14pt" style:font-style-complex="normal"/>
    </style:style>
    <style:style style:name="T52" style:family="text">
      <style:text-properties fo:font-size="14pt" fo:font-style="normal" officeooo:rsid="003c9238" style:font-size-asian="12.25pt" style:font-style-asian="normal" style:font-size-complex="14pt" style:font-style-complex="normal"/>
    </style:style>
    <style:style style:name="T53" style:family="text">
      <style:text-properties fo:font-size="14pt" fo:font-style="normal" officeooo:rsid="001197f8" style:font-size-asian="12.25pt" style:font-style-asian="normal" style:font-size-complex="14pt" style:font-style-complex="normal"/>
    </style:style>
    <style:style style:name="T54" style:family="text">
      <style:text-properties fo:font-size="14pt" fo:font-style="normal" officeooo:rsid="003e6704" style:font-size-asian="12.25pt" style:font-style-asian="normal" style:font-size-complex="14pt" style:font-style-complex="normal"/>
    </style:style>
    <style:style style:name="T55" style:family="text">
      <style:text-properties fo:font-size="14pt" fo:font-style="normal" officeooo:rsid="00404e71" style:font-size-asian="12.25pt" style:font-style-asian="normal" style:font-size-complex="14pt" style:font-style-complex="normal"/>
    </style:style>
    <style:style style:name="T56" style:family="text">
      <style:text-properties fo:font-size="14pt" fo:font-style="normal" officeooo:rsid="00409d56" style:font-size-asian="12.25pt" style:font-style-asian="normal" style:font-size-complex="14pt" style:font-style-complex="normal"/>
    </style:style>
    <style:style style:name="T57" style:family="text">
      <style:text-properties fo:font-size="14pt" fo:font-style="normal" officeooo:rsid="0040e8cf" style:font-size-asian="12.25pt" style:font-style-asian="normal" style:font-size-complex="14pt" style:font-style-complex="normal"/>
    </style:style>
    <style:style style:name="T58" style:family="text">
      <style:text-properties fo:font-size="14pt" fo:font-style="normal" officeooo:rsid="0042596e" style:font-size-asian="12.25pt" style:font-style-asian="normal" style:font-size-complex="14pt" style:font-style-complex="normal"/>
    </style:style>
    <style:style style:name="T59" style:family="text">
      <style:text-properties fo:font-size="14pt" fo:font-style="normal" officeooo:rsid="0035e146" style:font-size-asian="12.1999998092651pt" style:font-style-asian="normal" style:font-size-complex="14pt" style:font-style-complex="normal"/>
    </style:style>
    <style:style style:name="T60" style:family="text">
      <style:text-properties fo:font-size="14pt" fo:font-style="italic" style:font-size-asian="14pt" style:font-style-asian="italic" style:font-size-complex="14pt" style:font-style-complex="italic"/>
    </style:style>
    <style:style style:name="T61" style:family="text">
      <style:text-properties fo:font-size="14pt" fo:font-style="italic" officeooo:rsid="002adbf2" style:font-size-asian="14pt" style:font-style-asian="italic" style:font-size-complex="14pt" style:font-style-complex="italic"/>
    </style:style>
    <style:style style:name="T62" style:family="text">
      <style:text-properties fo:font-size="14pt" fo:font-style="italic" officeooo:rsid="0032ce8c" style:font-size-asian="14pt" style:font-style-asian="italic" style:font-size-complex="14pt" style:font-style-complex="italic"/>
    </style:style>
    <style:style style:name="T63" style:family="text">
      <style:text-properties fo:font-size="14pt" fo:font-style="italic" officeooo:rsid="00336e9d" style:font-size-asian="14pt" style:font-style-asian="italic" style:font-size-complex="14pt" style:font-style-complex="italic"/>
    </style:style>
    <style:style style:name="T64" style:family="text">
      <style:text-properties fo:font-size="14pt" fo:font-style="italic" officeooo:rsid="0035e146" style:font-size-asian="12.25pt" style:font-style-asian="italic" style:font-size-complex="14pt" style:font-style-complex="italic"/>
    </style:style>
    <style:style style:name="T65" style:family="text">
      <style:text-properties fo:font-size="14pt" fo:font-style="italic" officeooo:rsid="00370e33" style:font-size-asian="12.25pt" style:font-style-asian="italic" style:font-size-complex="14pt" style:font-style-complex="italic"/>
    </style:style>
    <style:style style:name="T66" style:family="text">
      <style:text-properties fo:font-size="14pt" fo:font-style="italic" officeooo:rsid="0042596e" style:font-size-asian="12.25pt" style:font-style-asian="italic" style:font-size-complex="14pt" style:font-style-complex="italic"/>
    </style:style>
    <style:style style:name="T67" style:family="text">
      <style:text-properties fo:font-size="14pt" fo:font-style="italic" officeooo:rsid="0035e146" style:font-size-asian="12.1999998092651pt" style:font-style-asian="italic" style:font-size-complex="14pt" style:font-style-complex="italic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officeooo:rsid="0032ce8c" style:font-size-asian="14pt" style:font-size-complex="14pt"/>
    </style:style>
    <style:style style:name="T70" style:family="text">
      <style:text-properties fo:font-size="14pt" officeooo:rsid="0035e146" style:font-size-asian="12.25pt" style:font-size-complex="14pt"/>
    </style:style>
    <style:style style:name="T71" style:family="text">
      <style:text-properties fo:font-size="14pt" officeooo:rsid="00370e33" style:font-size-asian="12.25pt" style:font-size-complex="14pt"/>
    </style:style>
    <style:style style:name="T72" style:family="text">
      <style:text-properties fo:font-size="14pt" officeooo:rsid="0038d257" style:font-size-asian="12.25pt" style:font-size-complex="14pt"/>
    </style:style>
    <style:style style:name="T7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font-size="18pt" fo:font-style="normal" fo:font-weight="bold" officeooo:rsid="001197f8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officeooo:rsid="00459c77"/>
    </style:style>
    <style:style style:name="T76" style:family="text">
      <style:text-properties officeooo:rsid="006450ae"/>
    </style:style>
    <style:style style:name="T77" style:family="text">
      <style:text-properties fo:font-weight="bold" officeooo:rsid="0068d316" style:font-weight-asian="bold" style:font-weight-complex="bold"/>
    </style:style>
    <style:style style:name="T78" style:family="text">
      <style:text-properties officeooo:rsid="006edf7e"/>
    </style:style>
    <style:style style:name="T79" style:family="text">
      <style:text-properties style:font-name="Liberation Serif1" fo:font-style="italic" officeooo:rsid="0072933b" style:font-style-asian="italic" style:font-style-complex="italic"/>
    </style:style>
    <style:style style:name="T80" style:family="text">
      <style:text-properties style:font-name="Liberation Serif1" officeooo:rsid="0072933b"/>
    </style:style>
    <style:style style:name="T81" style:family="text">
      <style:text-properties officeooo:rsid="007266af"/>
    </style:style>
    <style:style style:name="T82" style:family="text">
      <style:text-properties style:text-position="sub 58%" style:font-name="Liberation Serif1" fo:font-style="italic" officeooo:rsid="0072933b" style:font-style-asian="italic" style:font-style-complex="italic"/>
    </style:style>
    <style:style style:name="T83" style:family="text">
      <style:text-properties style:text-position="sub 58%" fo:font-style="italic" style:font-style-asian="italic" style:font-style-complex="italic"/>
    </style:style>
    <style:style style:name="T84" style:family="text">
      <style:text-properties style:text-position="sub 58%" fo:font-style="italic" officeooo:rsid="00810445" style:font-style-asian="italic" style:font-style-complex="italic"/>
    </style:style>
    <style:style style:name="T85" style:family="text">
      <style:text-properties style:text-position="sub 58%" fo:font-style="normal" style:font-style-asian="normal" style:font-style-complex="normal"/>
    </style:style>
    <style:style style:name="T86" style:family="text">
      <style:text-properties style:text-position="0% 100%" style:font-name="Liberation Serif1"/>
    </style:style>
    <style:style style:name="T87" style:family="text">
      <style:text-properties style:text-position="0% 100%" style:font-name="Liberation Serif1" fo:font-style="italic" style:font-style-asian="italic" style:font-style-complex="italic"/>
    </style:style>
    <style:style style:name="T88" style:family="text">
      <style:text-properties style:text-position="0% 100%" style:font-name="Liberation Serif1" fo:font-style="italic" officeooo:rsid="0072933b" style:font-style-asian="italic" style:font-style-complex="italic"/>
    </style:style>
    <style:style style:name="T89" style:family="text">
      <style:text-properties style:text-position="0% 100%" style:font-name="Liberation Serif1" officeooo:rsid="0072933b"/>
    </style:style>
    <style:style style:name="T90" style:family="text">
      <style:text-properties style:text-position="0% 100%" fo:font-style="normal" style:font-style-asian="normal" style:font-style-complex="normal"/>
    </style:style>
    <style:style style:name="T91" style:family="text">
      <style:text-properties style:text-position="0% 100%" fo:font-style="normal" officeooo:rsid="0079688b" style:font-style-asian="normal" style:font-style-complex="normal"/>
    </style:style>
    <style:style style:name="T92" style:family="text">
      <style:text-properties style:text-position="0% 100%" fo:font-style="normal" officeooo:rsid="007c921d" style:font-style-asian="normal" style:font-style-complex="normal"/>
    </style:style>
    <style:style style:name="T93" style:family="text">
      <style:text-properties style:text-position="0% 100%" fo:font-style="normal" officeooo:rsid="00810445" style:font-style-asian="normal" style:font-style-complex="normal"/>
    </style:style>
    <style:style style:name="T94" style:family="text">
      <style:text-properties style:text-position="0% 100%" fo:font-style="italic" style:font-style-asian="italic" style:font-style-complex="italic"/>
    </style:style>
    <style:style style:name="T95" style:family="text">
      <style:text-properties style:text-position="0% 100%" fo:font-style="italic" officeooo:rsid="00810445" style:font-style-asian="italic" style:font-style-complex="italic"/>
    </style:style>
    <style:style style:name="T96" style:family="text">
      <style:text-properties style:text-position="super 58%" fo:font-style="normal" officeooo:rsid="0079688b" style:font-style-asian="normal" style:font-style-complex="normal"/>
    </style:style>
    <style:style style:name="T97" style:family="text">
      <style:text-properties officeooo:rsid="008016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лава 1. <text:span text:style-name="T74">Алгоритъм на подчетраващата линия</text:span><text:span text:style-name="T73"> </text:span></text:h>
      <text:p text:style-name="First_20_line_20_indent"/>
      <text:p text:style-name="P9"><text:span text:style-name="T1">Изчисленията и визуализацията в софтуера се базират на </text:span><text:span text:style-name="T3">Highlight-line </text:span><text:span text:style-name="T12">алгоритъмът (</text:span><text:span text:style-name="T3">Алгоритъм на подчетраващата линия</text:span><text:span text:style-name="T12">) </text:span><text:span text:style-name="T13"><text:note text:id="ftn1" text:note-class="footnote"><text:note-citation>1</text:note-citation><text:note-body><text:p text:style-name="P1"><text:span text:style-name="T12">. </text:span><text:span text:style-name="T3">Beier, K., Chen, </text:span><text:span text:style-name="T5">Y., </text:span><text:span text:style-name="T3">Highlight-line algorithm for realtime surface-quality assessment, </text:span><text:span text:style-name="T5">1994</text:span></text:p></text:note-body></text:note></text:span><text:span text:style-name="T12">. </text:span><text:span text:style-name="T14">Подчертаваща линия</text:span><text:span text:style-name="T12"> </text:span><text:span text:style-name="T14">се получава </text:span><text:span text:style-name="T15">чрез линеен източник на светлина, идеализирано представен </text:span><text:span text:style-name="T35">като</text:span><text:span text:style-name="T15"> </text:span><text:span text:style-name="T16">брзкрайно продължаваща права линия.</text:span><text:span text:style-name="T15"> </text:span><text:span text:style-name="T16">Този източник трабва да бъде позициониран над повърхнината, на която ще бъде правена оценка. </text:span><text:span text:style-name="T12">“</text:span><text:span text:style-name="T16">Отпечатък</text:span><text:span text:style-name="T19">ъ</text:span><text:span text:style-name="T16">т</text:span><text:span text:style-name="T12">” </text:span><text:span text:style-name="T16">на светлинния източник върху повърхнината</text:span><text:span text:style-name="T12"> </text:span><text:span text:style-name="T16">представява съвкупонстта от всички точки от повърхнината, </text:span><text:span text:style-name="T17">за които </text:span><text:span text:style-name="T18">продълженияата на нормалите в тях се пресичат със светлинният източник. </text:span><text:span text:style-name="T20">Този отпечатък е подертаващата линия.</text:span></text:p>
      <text:p text:style-name="P9"><text:span text:style-name="T18">П</text:span><text:span text:style-name="T11">одчертаващата линия представлява </text:span><text:span text:style-name="T21">множество от точки, за които разстоянието межд</text:span><text:span text:style-name="T22">у</text:span><text:span text:style-name="T21"> нормалата на пов</text:span><text:span text:style-name="T22">ърхнината в дадената точка и линейният източник на светлина е равно на 0.</text:span></text:p>
      <text:p text:style-name="P9">Условието, което трябва да е изпълнено, за да бъде дадена точка от повърхнината част от подчертаващата линия, може да бъде формулирано по следния начин:</text:p>
      <text:p text:style-name="P9"><text:span text:style-name="T11">Нека означим линейният светлинен източник с </text:span><text:span text:style-name="T2">L(t)</text:span><text:span text:style-name="T11"> и нека го зададем като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0"><draw:frame draw:style-name="fr3" draw:name="Object3" text:anchor-type="as-char" svg:y="-0.152in" svg:width="0.9217in" svg:height="0.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"/>
      <text:p text:style-name="P10"><text:span text:style-name="T18">к</text:span><text:span text:style-name="T11">ъдето</text:span></text:p>
      <text:list xml:id="list1494437351" text:style-name="L1">
        <text:list-item>
          <text:p text:style-name="P38"><text:span text:style-name="T4">А</text:span><text:span text:style-name="T23"> е точка от </text:span><text:span text:style-name="T4">L(t)</text:span></text:p>
        </text:list-item>
        <text:list-item>
          <text:p text:style-name="P24"><text:span text:style-name="T4">B</text:span><text:span text:style-name="T23"> </text:span><text:span text:style-name="T11">е векторът на посоката на </text:span><text:span text:style-name="T2">L(t)</text:span><text:span text:style-name="T11">.</text:span></text:p>
        </text:list-item>
      </text:list>
      <text:p text:style-name="First_20_line_20_indent"><text:span text:style-name="T40">За дадена точка </text:span><text:span text:style-name="T60">Q</text:span><text:span text:style-name="T40"> от повърхнината, нека </text:span><text:span text:style-name="T60">N</text:span><text:span text:style-name="T40"> е векторът на посоката на нормалата в тази точка. Тогава продължената нормала на повърхнината </text:span><text:span text:style-name="T60">E(s)</text:span><text:span text:style-name="T40"> в т.</text:span><text:span text:style-name="T60">Q</text:span><text:span text:style-name="T40"> е права, минаваща през </text:span><text:span text:style-name="T60">Q</text:span><text:span text:style-name="T40"> в посоката, зададена от </text:span><text:span text:style-name="T60">N</text:span><text:span text:style-name="T40">. Продължената нормала на</text:span><text:span text:style-name="T11"> </text:span><text:span text:style-name="T40">пов</text:span><text:span text:style-name="T43">ъ</text:span><text:span text:style-name="T40">рхнината в точка </text:span><text:span text:style-name="T60">Q</text:span><text:span text:style-name="T40"> може да бъде зададена както следва: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0"><draw:frame draw:style-name="fr3" draw:name="Object2" text:anchor-type="as-char" svg:y="-0.152in" svg:width="0.9634in" svg:height="0.2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/>
      <text:p text:style-name="P9"><text:span text:style-name="T11">Точка </text:span><text:span text:style-name="T2">Q</text:span><text:span text:style-name="T11"> принадлежи на подчертаващата линия, ако правите </text:span><text:span text:style-name="T2">L(t)</text:span><text:span text:style-name="T11"> и </text:span><text:span text:style-name="T2">E(s)</text:span><text:span text:style-name="T11"> се пресичат, </text:span><text:span text:style-name="T24">тоест, ако разстоянието между тях, зададено със следната формула</text:span></text:p>
      <text:p text:style-name="P7"><text:tab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0"><draw:frame draw:style-name="fr3" draw:name="Object4" text:anchor-type="as-char" svg:y="-0.2602in" svg:width="1.4689in" svg:height="0.427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8"/>
      <text:p text:style-name="P4"><text:span text:style-name="T41">да бъде равно на 0 </text:span><text:span text:style-name="T61">(d=0).</text:span></text:p>
      <text:p text:style-name="P6"><draw:frame draw:style-name="fr1" draw:name="Image3" text:anchor-type="paragraph" svg:width="6.8161in" svg:height="4.6571in" draw:z-index="6"><draw:image xlink:href="Pictures/10000201000002D0000001ECA674EF9E48DADFD3.png" xlink:type="simple" xlink:show="embed" xlink:actuate="onLoad" loext:mime-type="image/png"/></draw:frame><text:tab/><text:tab/><text:tab/><text:tab/><text:tab/><text:tab/><text:span text:style-name="T77">Фиг. 1</text:span></text:p>
      <text:p text:style-name="P9"><text:span text:style-name="T25">М</text:span><text:span text:style-name="T26">оделът на подчертаващата линия може да бъде обобщен, </text:span><text:span text:style-name="T29">като</text:span><text:span text:style-name="T26"> линейният източник на светлина бъде заменен с цилиндър с даден радиус, което би представлявало по-реалистична симулация на светлинен източник.</text:span><text:span text:style-name="T25"> </text:span><text:span text:style-name="T26">Тогава съответният “отпечатък” </text:span><text:span text:style-name="T27">на светлинният източник върху повърхнината ще представлява подчертаваща лента. </text:span><text:span text:style-name="T28">Ширината на тази лента ще се променя в зависимост от радиусът на цилиндъра.</text:span></text:p>
      <text:p text:style-name="P9">Подчертаващата лента дефинираме като множеството от точки от дадена повърхнина, за които разстоянието между нормалата на повърхнината в дадената точка и височината в центъра на цилиндричният светлинен източник е по-малко или равно на радиуса на източникът.</text:p>
      <text:p text:style-name="First_20_line_20_indent"><text:span text:style-name="T68">Имайки предвид тази дефиниция, </text:span><text:span text:style-name="T69">в сила е и твърдението, че точка </text:span><text:span text:style-name="T62">Q</text:span><text:span text:style-name="T43"> от повърхнината принадлежи на п</text:span><text:span text:style-name="T44">о</text:span><text:span text:style-name="T43">дчертаваща лента, ако </text:span><text:span text:style-name="T44">продължената нормала на повърхнината в точката </text:span><text:span text:style-name="T63">Q</text:span><text:span text:style-name="T45"> пресича цилиндъра. А де</text:span><text:span text:style-name="T46">финицията за </text:span><text:soft-page-break/><text:span text:style-name="T46">приналежността на тока от повърхнината към подчертаващата линия при линеен източник е приложима и тук, към централната височина на цилиндъра.</text:span></text:p>
      <text:p text:style-name="P16"><text:span text:style-name="T42">П</text:span><text:span text:style-name="T40">олучаваме, че </text:span><text:span text:style-name="T43">точка </text:span><text:span text:style-name="T62">Q</text:span><text:span text:style-name="T43"> от повърхнината принадлежи на п</text:span><text:span text:style-name="T44">о</text:span><text:span text:style-name="T43">дчертаваща лента, ако </text:span><text:span text:style-name="T40">е изпълнено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<draw:frame draw:style-name="fr3" draw:name="Object1" text:anchor-type="as-char" svg:y="-0.1484in" svg:width="0.389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"><text:span text:style-name="T70">където </text:span><text:span text:style-name="T64">d</text:span><text:span text:style-name="T48"> е дефинирано във формула </text:span><text:span text:style-name="T59">(3), а </text:span><text:span text:style-name="T67">r </text:span><text:span text:style-name="T59">е радиусът на цилиндричният светлинен източник.</text:span></text:p>
      <text:p text:style-name="P17"><text:span text:style-name="T70">Равенството тук се отнася за всички точки от повърхнината, пордължените нормали на повърхнината в които са тангенти за цилиндричният светлинен източник. Множеството от всички точки, за които е в сила ра</text:span><text:span text:style-name="T71">в</text:span><text:span text:style-name="T70">енство, се наричат граница на подчертаващата лента. </text:span><text:span text:style-name="T71">В сила е и слендото определение - <text:s/></text:span><text:span text:style-name="T70">граница на подчертаващата лента </text:span><text:span text:style-name="T71">е множество от точки от повърхнина, разстоянието между нормалите на повърхнината в които и височината в центъра на цилиндричният светлинен източник е равно на радиусът на източника.</text:span></text:p>
      <text:p text:style-name="P17"><text:span text:style-name="T72">Очевидно</text:span><text:span text:style-name="T71"> е, че при </text:span><text:span text:style-name="T65">r = 0,</text:span><text:span text:style-name="T50"> подчертаващата лента </text:span><text:span text:style-name="T49">е всъщност подчертаваща линия, което свойство е в основата на използваният алгоритъм на подчертаващата линия.</text:span></text:p>
      <text:p text:style-name="P17"><text:span text:style-name="T51">Подчертаващата линия може да приема много различни форми, включително затворени или пресичащи се криви, в зависимост от формата на повърхнината, както и от позицията и ориентацията на светлинният източник. Най-често подчертаващата линия е единична крива, </text:span><text:span text:style-name="T52">ако светлинният източник е позициониран от изпъкналата страна на повърхнината.</text:span><text:span text:style-name="T51"> </text:span><text:span text:style-name="T50"><text:s/></text:span><text:span text:style-name="T52">Прекъснати, несвързани криви и пресичаия са характерни за случаите, в които светлинният източник се премести от вдлъбнатата страна на повърхнината.</text:span><text:span text:style-name="T50"> </text:span></text:p>
      <text:p text:style-name="P18"><text:span text:style-name="T50">В </text:span><text:span text:style-name="T52">своята публикация, представяща използваният алгоритъм, </text:span><text:span text:style-name="T53">Beier </text:span><text:span text:style-name="T52">и </text:span><text:span text:style-name="T53">Chen </text:span><text:span text:style-name="T54">описват възможностите за изследване на различни сценарии в интерактивна графична среда. Такава е средата и в настоящия софтуер – има възможност за преместване на цилиндричният светлинен източник, което води до смяна на местоположението и формата на подчертаващата линия върху повърхнината. </text:span></text:p>
      <text:p text:style-name="P18"><text:span text:style-name="T54">Предложена е и замяна на светлинният източник с множество от успоредни линейни светлинни източници, което </text:span><text:span text:style-name="T55">да доведе до</text:span><text:span text:style-name="T53"> </text:span><text:span text:style-name="T55">фамилия от подчертаващи линии върху повърхнината. Този подход е използван и тук, като е имплементирана и предложената от авторите на алгоритъма възможност за интерактивна промяна на радиуса на светлинният източник.</text:span></text:p>
      <text:p text:style-name="P19"><text:span text:style-name="T55">Д</text:span><text:span text:style-name="T47">ве основни свойства на моделът на подчертаващата линия улесняват качествената оценка на повърхнина и по сходен начин се отнасят за моделът на </text:span><text:soft-page-break/><text:span text:style-name="T47">подчертаващата лента.<text:line-break/></text:span></text:p>
      <text:list xml:id="list3428748439" text:style-name="L2">
        <text:list-item>
          <text:p text:style-name="P25"><text:span text:style-name="T56">Първото от тях е независимостта на подчертаващата линия от позицията, от която се разглежда. Подчертаващата линия е опростен вариант на моделът с отражение именно заради независимостта си от позицията на разглеждане. </text:span><text:span text:style-name="T57">При моделите за изледване на повърхнини на базата на линии на отражение, линиите се променят спрямо позицията, от която се наблюдават. Повърхнината и светлинният източник могат да бъдат ротирани и транслирани заедно с цел улеснение на изледването на подчертаващата линия. Тъй като позицията й остава непроменена, не са необходими допълнителни изчисления про промяна на позицията на разглеждане.</text:span></text:p>
        </text:list-item>
        <text:list-item>
          <text:p text:style-name="P26"><text:span text:style-name="T55">Д</text:span><text:span text:style-name="T57">ругото важно свойство е фактът, че прекъснатостта на повърхнината се увеличава с една кратност при подчертаващата линия. </text:span><text:span text:style-name="T58">Моделът на подчертаващата линия включва нормалите на повърхнината и е чувствителен на промяна в посоките на нормалите. За параметрична повърхнина </text:span><text:span text:style-name="T66">Q(u, v)</text:span><text:span text:style-name="T58"> нормала може да се дефинира като векторното произведение на двете първи частни производни (допирателните вектори) в дадена точка. Ако тези първи производни не са непрекъснати(тангнтна прекъснатост), подчертаващата линия разкрива потенциална прекъснатост. Двукатна прекъснатост на повърхнина би довела до тангентна прекъснатост в подчертаващата линия. </text:span></text:p>
        </text:list-item>
      </text:list>
      <text:p text:style-name="P11">Подчертаващите линии и границите на подчертаващите ленти имат сходни свойства. <text:span text:style-name="T75">Следователно, фамилия от подчертаващи линии, получени от множество от успоредни светлинни източници може да бъде заменена с фамилия от подчертаващи гранични линии, възпроизведени от един светлинен източник, като се вземат различни стойности за радиус на цилиндричният източник. Моделът с гранични линии на подчертаваща лента носи подобна информация и може да бъде използван.</text:span></text:p>
      <text:p text:style-name="P13">Чувствителността на подчертаващите линии позволява откриването на малки неравности по повърхнината, които често биват наблюдавани при повърхнини, които са математически гладки.</text:p>
      <text:p text:style-name="P12"><text:span text:style-name="T75">В своята публикация </text:span><text:span text:style-name="T37">Beier </text:span><text:span text:style-name="T38">и </text:span><text:span text:style-name="T37">Chen </text:span><text:span text:style-name="T39">дават следният пример за това.</text:span></text:p>
      <text:p text:style-name="P14">Представянето на повърхнина<text:span text:style-name="T76">та от </text:span><text:span text:style-name="T7">Фиг. 1</text:span> чрез мрежа дава представа за гладка повърхнина.</text:p>
      <text:p text:style-name="P14"/>
      <text:p text:style-name="P14"><draw:frame draw:style-name="fr2" draw:name="Image1" text:anchor-type="paragraph" svg:x="1.122in" svg:y="0in" svg:width="3.6161in" svg:height="2.2283in" draw:z-index="1"><draw:image xlink:href="Pictures/100002010000024D0000016B0DE27B155FE53F42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<text:span text:style-name="T9">Фиг. 1.</text:span></text:p>
      <text:p text:style-name="P14">Подчертаващите линии на <text:span text:style-name="T76">Ф</text:span><text:span text:style-name="T2">иг. </text:span><text:span text:style-name="T7">2</text:span><text:span text:style-name="T6"> </text:span>обаче показват малка вдлъбнатина, забележима чрез недостатъците във формата на фамилията от подчертаващи линии.</text:p>
      <text:p text:style-name="P14"><draw:frame draw:style-name="fr2" draw:name="Image2" text:anchor-type="paragraph" svg:x="0.5744in" svg:y="-0.052in" svg:width="4.7319in" svg:height="2.7508in" draw:z-index="5"><draw:image xlink:href="Pictures/100002010000026D000001697140863E9DF3A8F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<text:span text:style-name="T10">Фиг. 2</text:span></text:p>
      <text:p text:style-name="P15">На теория, подчертаваща или гранична линия може да бъде дефинирана чрез система от нелинейни <text:span text:style-name="T78">обикновени</text:span> диференциални уравнения. Нека вземем предвид следната подчертаваща линия в uv пространството на параметрична повърхнина Q(u, v)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0"><draw:frame draw:style-name="fr3" draw:name="Object5" text:anchor-type="as-char" svg:y="-0.228in" svg:width="1.9925in" svg:height="0.4083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22"/>
      <text:p text:style-name="P9"><text:span text:style-name="T81">Тук t е параметър, а </text:span><text:span text:style-name="T79">ɑ</text:span><text:span text:style-name="T81"> и </text:span><text:span text:style-name="T79">β</text:span><text:span text:style-name="T80"> са долна и горна граница на </text:span><text:span text:style-name="T79">t</text:span><text:span text:style-name="T80">. За дадена повърхнина и даден светлинен източник, разстоянието </text:span><text:span text:style-name="T79">d</text:span><text:span text:style-name="T80"> от всички точки на </text:span><text:span text:style-name="T79">H</text:span><text:span text:style-name="T82">uv</text:span><text:span text:style-name="T89"> може да бъде записано като функия на </text:span><text:span text:style-name="T87">u(t), v(t)</text:span><text:span text:style-name="T86">, </text:span><text:span text:style-name="T89">т.е.</text:span><text:span text:style-name="T86"> </text:span><text:span text:style-name="T87">d(u(t), v(t))</text:span><text:span text:style-name="T86"> </text:span><text:span text:style-name="T89">и то трябва да бъде равно на радиусът на светлинният източник </text:span><text:span text:style-name="T88">r</text:span><text:span text:style-name="T89">. Така получаваме следното уравнение за разстоянието:</text:span></text:p>
      <text:p text:style-name="P23"><text:soft-page-break/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0"><draw:frame draw:style-name="fr3" draw:name="Object6" text:anchor-type="as-char" svg:y="-0.152in" svg:width="1.1555in" svg:height="0.2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9"/>
      <text:p text:style-name="P28">където <text:span text:style-name="T2">r = 0</text:span><text:span text:style-name="T11"> </text:span><text:span text:style-name="T30">при</text:span><text:span text:style-name="T11"> подчертаващата линия и </text:span><text:span text:style-name="T2">r &gt; 0</text:span><text:span text:style-name="T11"> </text:span><text:span text:style-name="T30">при гранична линия. </text:span><text:span text:style-name="T31">Модулът от формулатата за разстояние (3) може </text:span><text:span text:style-name="T32">да редуцира непрекъснатостта </text:span><text:span text:style-name="T33">на уравнението за разстояние до C</text:span><text:span text:style-name="T96">0</text:span><text:span text:style-name="T91">, което би довело до прекъснатост при първата производна и производните от по-висок ред. Този проблем може да бъде решен чрез премахването на модулът от формулата, от което получаваме функция за </text:span><text:span text:style-name="T92">разстояние със знак, или ориентирано разстояние:</text:span></text:p>
      <text:p text:style-name="P37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0"><draw:frame draw:style-name="fr3" draw:name="Object7" text:anchor-type="as-char" svg:y="-0.2598in" svg:width="1.4583in" svg:height="0.426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2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9">Следователно, уравнението за разстоянието (6) може да бъде записано по следният начин:</text:p>
      <text:p text:style-name="P29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0"><draw:frame draw:style-name="fr3" draw:name="Object8" text:anchor-type="as-char" svg:y="-0.152in" svg:width="1.4791in" svg:height="0.213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2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31">Диференцирайки двете страни на (8) спрямо <text:span text:style-name="T2">t</text:span><text:span text:style-name="T11">, получаваме</text:span></text:p>
      <text:p text:style-name="P32"><text:span text:style-name="T11"/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0"><draw:frame draw:style-name="fr3" draw:name="Object9" text:anchor-type="as-char" svg:y="-0.2492in" svg:width="1.5457in" svg:height="0.45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2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31"/>
      <text:p text:style-name="P31"><text:s/><text:span text:style-name="T97">Което дава едно диференциално уравнение за </text:span><text:span text:style-name="T8">u(t), v(t)</text:span><text:span text:style-name="T34">. Второ уравнение можем да получим, използвайки параметризацията по </text:span><text:span text:style-name="T8">u(t), v(t)</text:span><text:span text:style-name="T34"> на формулата за дължина на дъга. Така получаваме </text:span><text:span text:style-name="T35">следното уравнение:</text:span></text:p>
      <text:p text:style-name="P33"><text:span text:style-name="T11"/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0"><draw:frame draw:style-name="fr3" draw:name="Object10" text:anchor-type="as-char" svg:y="-0.2492in" svg:width="1.6591in" svg:height="0.45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0.A1" office:value-type="string">
              <text:p text:style-name="P2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First_20_line_20_indent"/>
      <text:p text:style-name="P33">Уравнения (9) и (10) оразуват фундаментална система от обикновени нелинейни диференциални уравнения от първи ред за подчераващата линия.</text:p>
      <text:p text:style-name="P33">В общия случай, намирането на <text:span text:style-name="T2">u(t), v(t) </text:span><text:span text:style-name="T11">чрез решаване на системата ор диференциални уравнения е трудно. Например, </text:span><text:span text:style-name="T36">бикубична повърхнина на Безие има следнато уравнение за разстоянието:</text:span></text:p>
      <text:p text:style-name="P34"><text:soft-page-break/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0"><draw:frame draw:style-name="fr3" draw:name="Object11" text:anchor-type="as-char" svg:y="-0.5083in" svg:width="2.2366in" svg:height="0.9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1.A1" office:value-type="string">
              <text:p text:style-name="P2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35">където <text:span text:style-name="T2">s</text:span><text:span text:style-name="T83">i,j</text:span><text:span text:style-name="T2">, q</text:span><text:span text:style-name="T83">i,j</text:span><text:span text:style-name="T90"> са полиномиални коефициенти, които се определят спрямо повърхнината и даденият светлинен източник.</text:span></text:p>
      <text:p text:style-name="P35"><text:span text:style-name="T90">Диференцирайки двете страни на уравнението (11), получаваме следното:</text:span></text:p>
      <text:p text:style-name="P35"><text:span text:style-name="T90"/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20"><draw:frame draw:style-name="fr3" draw:name="Object12" text:anchor-type="as-char" svg:y="-0.5083in" svg:width="3.0673in" svg:height="0.92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2.A1" office:value-type="string">
              <text:p text:style-name="P2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30"/>
      <text:p text:style-name="P36">където <text:span text:style-name="T2">a</text:span><text:span text:style-name="T83">i,j</text:span><text:span text:style-name="T2">, b</text:span><text:span text:style-name="T83">i,j</text:span><text:span text:style-name="T90"> са коефициенти, които се определят от <text:s/></text:span><text:span text:style-name="T95">s</text:span><text:span text:style-name="T84">i,j</text:span><text:span text:style-name="T95">, q</text:span><text:span text:style-name="T84">i,j</text:span><text:span text:style-name="T93">. </text:span><text:span text:style-name="T90">Това уравнение, заедно с уравнение (10), образуват нелинейна системата уравнения, която не може да бъде решена аналитич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Numbering_20_5_20_End" style:class="text">
      <style:paragraph-properties fo:margin-left="0.1965in" fo:margin-right="0in" fo:text-indent="0in" style:auto-text-indent="false"/>
    </style:style>
    <style:style style:name="Numbering_20_5_20_End" style:display-name="Numbering 5 End" style:family="paragraph" style:parent-style-name="List_20_Inden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00:29.092336379</meta:creation-date>
    <dc:date>2020-09-30T01:31:27.490018890</dc:date>
    <meta:editing-duration>PT1H40M46S</meta:editing-duration>
    <meta:editing-cycles>19</meta:editing-cycles>
    <meta:generator>LibreOffice/6.0.7.3$Linux_X86_64 LibreOffice_project/00m0$Build-3</meta:generator>
    <meta:document-statistic meta:table-count="12" meta:image-count="3" meta:object-count="12" meta:page-count="7" meta:paragraph-count="69" meta:word-count="1312" meta:character-count="9037" meta:non-whitespace-character-count="7757"/>
  </office:meta>
</office:document-meta>
</file>

<file path=Object 1/content.xml><?xml version="1.0" encoding="utf-8"?>
<math xmlns="http://www.w3.org/1998/Math/MathML" display="block">
  <semantics>
    <mrow>
      <mi>d</mi>
      <mo stretchy="false">⩽</mo>
      <mi>r</mi>
    </mrow>
    <annotation encoding="StarMath 5.0">d leslant r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u</mi>
            <mi>'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i>'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1</mn>
      </mrow>
    </mrow>
    <annotation encoding="StarMath 5.0"> (u'(t) , v'(t)) left ( binom { u'(t)} { v'(t)}  right ) = 1</annotation>
  </semantics>
</math>
</file>

<file path=Object 11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8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8</mn>
                </munderover>
                <msub>
                  <mi>s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1</mn>
              <mn>2</mn>
            </mfrac>
          </msup>
        </mfrac>
        <mo stretchy="false">=</mo>
        <mrow>
          <mo stretchy="false">±</mo>
          <mi>r</mi>
        </mrow>
      </mrow>
    </mrow>
    <annotation encoding="StarMath 5.0">d_s( u, v )= { sum from{i=0} to{8} sum from{j=0} to{8} s_{i,j}u^i v^j } over {(sum from{i=0} to{10} sum from{j=0} to{10} q_{i,j}u^i v^j) ^ {1 over 2}  } =+-r</annotation>
  </semantics>
</math>
</file>

<file path=Object 12/content.xml><?xml version="1.0" encoding="utf-8"?>
<math xmlns="http://www.w3.org/1998/Math/MathML" display="block">
  <semantics>
    <mrow>
      <mfrac>
        <mrow>
          <mrow>
            <munderover>
              <mo stretchy="false">∑</mo>
              <mrow>
                <mi>i</mi>
                <mo stretchy="false">=</mo>
                <mn>0</mn>
              </mrow>
              <mn>17</mn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n>18</mn>
              </munderover>
              <msub>
                <mi>a</mi>
                <mrow>
                  <mi>i</mi>
                  <mi>,</mi>
                  <mi>j</mi>
                </mrow>
              </msub>
            </mrow>
          </mrow>
          <msup>
            <mi>u</mi>
            <mi>i</mi>
          </msup>
          <msup>
            <mi>v</mi>
            <mi>j</mi>
          </msup>
        </mrow>
        <msup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n>10</mn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n>10</mn>
                    </munderover>
                    <msub>
                      <mi>q</mi>
                      <mrow>
                        <mi>i</mi>
                        <mi>,</mi>
                        <mi>j</mi>
                      </mrow>
                    </msub>
                  </mrow>
                </mrow>
                <msup>
                  <mi>u</mi>
                  <mi>i</mi>
                </msup>
                <msup>
                  <mi>v</mi>
                  <mi>j</mi>
                </msup>
              </mrow>
            </mrow>
            <mo fence="true" stretchy="false">)</mo>
          </mrow>
          <mfrac>
            <mn>3</mn>
            <mn>4</mn>
          </mfrac>
        </msup>
      </mfrac>
      <mi>u</mi>
      <mrow>
        <mi>'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17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18</mn>
                </munderover>
                <msub>
                  <mi>b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v</mi>
      <mrow>
        <mi>'</mi>
        <mo stretchy="false">=</mo>
        <mn>0</mn>
      </mrow>
    </mrow>
    <annotation encoding="StarMath 5.0">{ sum from{i=0} to{17} sum from{j=0} to{18} a_{i,j}u^i v^j } over {(sum from{i=0} to{10} sum from{j=0} to{10} q_{i,j}u^i v^j) ^ {3 over 4} } u' + { sum from{i=0} to{17} sum from{j=0} to{18} b_{i,j}u^i v^j } over {(sum from{i=0} to{10} sum from{j=0} to{10} q_{i,j}u^i v^j) ^ {3 over 2} }v'=0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s</mi>
          </mrow>
          <mo fence="true" stretchy="false">)</mo>
        </mrow>
        <mo stretchy="false">=</mo>
        <mrow>
          <mi>Q</mi>
          <mo stretchy="false">+</mo>
          <msub>
            <mi>N</mi>
            <mi>s</mi>
          </msub>
        </mrow>
      </mrow>
    </mrow>
    <annotation encoding="StarMath 5.0">E(s) = Q + N_s
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+</mo>
          <mi mathvariant="italic">Bt</mi>
        </mrow>
      </mrow>
    </mrow>
    <annotation encoding="StarMath 5.0">L(t) = A +Bt 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o fence="true" stretchy="true">|</mo>
          <mrow>
            <mrow>
              <mrow>
                <mo fence="true" stretchy="false">(</mo>
                <mrow>
                  <mrow>
                    <mi>B</mi>
                    <mo stretchy="false">×</mo>
                    <mi>N</mi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i>A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true">|</mo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 = {abs{(B times N) cdot (A-Q)}} over {abs abs(B times N)} </annotation>
  </semantics>
</math>
</file>

<file path=Object 5/content.xml><?xml version="1.0" encoding="utf-8"?>
<math xmlns="http://www.w3.org/1998/Math/MathML" display="block">
  <semantics>
    <mrow>
      <msub>
        <mi>H</mi>
        <mi mathvariant="italic">uv</mi>
      </msub>
      <mrow>
        <mrow>
          <mo fence="true" stretchy="false">(</mo>
          <mrow>
            <mi>t</mi>
          </mrow>
          <mo fence="true" stretchy="false">)</mo>
        </mrow>
        <mo stretchy="false">=</mo>
        <mspace width="4em"/>
      </mrow>
      <mtable>
        <mtr>
          <mtd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  <mtr>
          <mtd>
            <mrow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</mtable>
      <mspace width="2em"/>
      <mi>,</mi>
      <mspace width="2em"/>
      <mrow>
        <mi>α</mi>
        <mo stretchy="false">≪</mo>
        <mi>t</mi>
        <mo stretchy="false">≪</mo>
        <mi>β</mi>
      </mrow>
    </mrow>
    <annotation encoding="StarMath 5.0">H_{uv}(t) = ~~ binom{u(t)}{v(t)} ~,~ %alpha &lt;&lt; t  &lt;&lt; %beta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r</mi>
      </mrow>
    </mrow>
    <annotation encoding="StarMath 5.0">d( u(t), v(t) ) = r</annotation>
  </semantics>
</math>
</file>

<file path=Object 7/content.xml><?xml version="1.0" encoding="utf-8"?>
<math xmlns="http://www.w3.org/1998/Math/MathML" display="block">
  <semantics>
    <mrow>
      <msub>
        <mi>d</mi>
        <mi>s</mi>
      </msub>
      <mo stretchy="false">=</mo>
      <mfrac>
        <mrow>
          <mrow>
            <mo fence="true" stretchy="false">(</mo>
            <mrow>
              <mrow>
                <mi>B</mi>
                <mo stretchy="false">×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Q</mi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_s = {(B times N) cdot (A-Q)} over {abs abs(B times N)} </annotation>
  </semantics>
</math>
</file>

<file path=Object 8/content.xml><?xml version="1.0" encoding="utf-8"?>
<math xmlns="http://www.w3.org/1998/Math/MathML" display="block">
  <semantics>
    <mrow>
      <msub>
        <mi>d</mi>
        <mi>t</mi>
      </msub>
      <mrow>
        <mo fence="true" stretchy="false">(</mo>
        <mrow>
          <mrow>
            <mi>u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row>
          <mspace width="2em"/>
          <mo stretchy="false">±</mo>
          <mi>r</mi>
        </mrow>
      </mrow>
    </mrow>
    <annotation encoding="StarMath 5.0">d_t( u(t), v(t) ) ~=~ +-r</annotation>
  </semantics>
</math>
</file>

<file path=Object 9/content.xml><?xml version="1.0" encoding="utf-8"?>
<math xmlns="http://www.w3.org/1998/Math/MathML" display="block">
  <semantics>
    <mrow>
      <mo stretchy="false">∇</mo>
      <msub>
        <mi>d</mi>
        <mi>s</mi>
      </msub>
      <msup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i>T</mi>
      </msup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0</mn>
      </mrow>
    </mrow>
    <annotation encoding="StarMath 5.0"> nabla d_s( u, v ) ^ T left ( binom { u'(t)} { v'(t)}  right ) = 0</annotation>
  </semantics>
</math>
</file>